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300" table:style-name="ce1">
            <text:p>13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50" table:style-name="ce1">
            <text:p>25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200" table:style-name="ce1">
            <text:p>1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20" table:style-name="ce1">
            <text:p>1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80" table:style-name="ce1">
            <text:p>18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20" table:style-name="ce1">
            <text:p>3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220" table:style-name="ce1">
            <text:p>2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6560" table:formula="of:=SUM([.E2:.E54])" table:style-name="ce20">
            <text:p>656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7-15T09:26:08Z</dc:date>
    <meta:print-date>2025-07-12T11:57:59Z</meta:print-date>
    <meta:editing-cycles>174</meta:editing-cycles>
    <meta:editing-duration>PT280022S</meta:editing-duration>
  </office:meta>
</office:document-meta>
</file>